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style:contextual-spacing="false"/>
    </style:style>
    <style:style style:name="P2" style:family="paragraph" style:parent-style-name="Standard">
      <style:paragraph-properties fo:margin-top="0cm" fo:margin-bottom="0cm" style:contextual-spacing="false"/>
      <style:text-properties fo:language="en" fo:country="US"/>
    </style:style>
    <style:style style:name="P3" style:family="paragraph" style:parent-style-name="Standard">
      <style:paragraph-properties fo:margin-top="0cm" fo:margin-bottom="0cm" style:contextual-spacing="false"/>
      <style:text-properties officeooo:paragraph-rsid="00169257"/>
    </style:style>
    <style:style style:name="P4" style:family="paragraph" style:parent-style-name="Standard">
      <style:paragraph-properties fo:margin-top="0cm" fo:margin-bottom="0cm" style:contextual-spacing="false" fo:text-align="start" style:justify-single-word="false"/>
      <style:text-properties officeooo:paragraph-rsid="00169257"/>
    </style:style>
    <style:style style:name="P5" style:family="paragraph" style:parent-style-name="Standard">
      <style:paragraph-properties fo:margin-top="0cm" fo:margin-bottom="0cm" style:contextual-spacing="false"/>
      <style:text-properties fo:language="en" fo:country="US"/>
    </style:style>
    <style:style style:name="P6" style:family="paragraph" style:parent-style-name="Standard">
      <style:paragraph-properties fo:margin-top="0cm" fo:margin-bottom="0cm" style:contextual-spacing="false"/>
      <style:text-properties fo:language="en" fo:country="US" officeooo:paragraph-rsid="00169257"/>
    </style:style>
    <style:style style:name="P7" style:family="paragraph">
      <style:paragraph-properties style:writing-mode="lr-tb"/>
    </style:style>
    <style:style style:name="T1" style:family="text">
      <style:text-properties fo:language="en" fo:country="US"/>
    </style:style>
    <style:style style:name="gr1" style:family="graphic">
      <style:graphic-properties draw:textarea-horizontal-align="justify" draw:textarea-vertical-align="middle" draw:auto-grow-height="false" fo:min-height="1.588cm" fo:min-width="3.29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textarea-horizontal-align="justify" draw:textarea-vertical-align="middle" draw:auto-grow-height="false" fo:min-height="1.845cm" fo:min-width="0.4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textarea-horizontal-align="justify" draw:textarea-vertical-align="middle" draw:auto-grow-height="false" fo:min-height="1.669cm" fo:min-width="2.15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textarea-horizontal-align="justify" draw:textarea-vertical-align="middle" draw:auto-grow-height="false" fo:min-height="0.332cm" fo:min-width="2.0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textarea-horizontal-align="justify" draw:textarea-vertical-align="middle" draw:auto-grow-height="false" fo:min-height="0.977cm" fo:min-width="7.26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textarea-horizontal-align="justify" draw:textarea-vertical-align="middle" draw:auto-grow-height="false" fo:min-height="1.515cm" fo:min-width="0.38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textarea-horizontal-align="justify" draw:textarea-vertical-align="middle" draw:auto-grow-height="false" fo:min-height="0.945cm" fo:min-width="6.8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textarea-horizontal-align="justify" draw:textarea-vertical-align="middle" draw:auto-grow-height="false" fo:min-height="0.977cm" fo:min-width="6.8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Практическое занятие №5 <text:tab/><text:tab/><text:tab/><text:tab/><text:tab/><text:tab/> <text:s text:c="8"/>Дементьев Артемий ИС-26 </text:p>
      <text:p text:style-name="P1"/>
      <text:p text:style-name="P1">Тема: составление программы со списками в IDE PyCharm Community. </text:p>
      <text:p text:style-name="P1"/>
      <text:p text:style-name="P1">Цель: закрепить усвоенные знания, понятия, алгоритмы, основные принципы составления программ, приобрести навыки составления программ со списками в IDE PyCharm Community.</text:p>
      <text:p text:style-name="P1"/>
      <text:p text:style-name="P1">Постановка задачи: Составить программу в которой функцию построит изображение в котором в первой строке 1 звёздочка во второй 2 в третьей 3... в строке с номером m - m звёздочек </text:p>
      <text:p text:style-name="P1"/>
      <text:p text:style-name="P1">Текст программы: </text:p>
      <text:p text:style-name="P1"/>
      <text:p text:style-name="P2">def draw_stars(m):</text:p>
      <text:p text:style-name="P2"><text:s text:c="4"/>for i in range(1, m+1):</text:p>
      <text:p text:style-name="P2"><text:s text:c="8"/>print('*' * i)</text:p>
      <text:p text:style-name="P2"/>
      <text:p text:style-name="P2">while True:</text:p>
      <text:p text:style-name="P1"><text:span text:style-name="T1"><text:s text:c="4"/></text:span>try:</text:p>
      <text:p text:style-name="P1"><text:s text:c="8"/>m = int(input("Введите число строк: "))</text:p>
      <text:p text:style-name="P1"><text:s text:c="8"/>if m &lt; 0:</text:p>
      <text:p text:style-name="P1"><text:s text:c="12"/>print("Число не может быть отрицательным!")</text:p>
      <text:p text:style-name="P1"><text:s text:c="12"/><text:span text:style-name="T1">continue</text:span></text:p>
      <text:p text:style-name="P2"><text:s text:c="8"/>break</text:p>
      <text:p text:style-name="P2"><text:s text:c="4"/>except ValueError:</text:p>
      <text:p text:style-name="P1"><text:span text:style-name="T1"><text:s text:c="8"/>print("</text:span>Ошибка<text:span text:style-name="T1"> </text:span>при<text:span text:style-name="T1"> </text:span>вводе<text:span text:style-name="T1"> </text:span>числа<text:span text:style-name="T1">!")</text:span></text:p>
      <text:p text:style-name="P1"><text:span text:style-name="T1"><text:s text:c="8"/></text:span>continue</text:p>
      <text:p text:style-name="P1">draw_stars(m)</text:p>
      <text:p text:style-name="P1"/>
      <text:p text:style-name="P1">Протокол<text:span text:style-name="T1"> </text:span>работы<text:span text:style-name="T1"> </text:span>программы<text:span text:style-name="T1">:</text:span></text:p>
      <text:p text:style-name="P1"/>
      <text:p text:style-name="P3">Введите число строк: 12</text:p>
      <text:p text:style-name="P3">*</text:p>
      <text:p text:style-name="P3">**</text:p>
      <text:p text:style-name="P3">***</text:p>
      <text:p text:style-name="P3">****</text:p>
      <text:p text:style-name="P3"><draw:custom-shape text:anchor-type="paragraph" draw:z-index="0" draw:name="Фигура 1" draw:style-name="gr7" draw:text-style-name="P7" svg:width="6.861cm" svg:height="0.946cm" svg:x="6.369cm" svg:y="0.37cm"><text:p text:style-name="P7"><text:s text:c="20"/>Описание функции</text:p><draw:enhanced-geometry svg:viewBox="0 0 21600 21600" draw:glue-points="10800 0 0 10800 10800 21600 21600 10800" draw:type="flowchart-process" draw:enhanced-path="M 0 0 L 21600 0 21600 21600 0 21600 0 0 Z N"/></draw:custom-shape>*****</text:p>
      <text:p text:style-name="P3">******</text:p>
      <text:p text:style-name="P3"><draw:custom-shape text:anchor-type="paragraph" draw:z-index="1" draw:name="Фигура 2" draw:style-name="gr6" svg:width="0.773cm" svg:height="1.731cm" svg:x="9.342cm" svg:y="0.226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******* <text:s text:c="117"/></text:p>
      <text:p text:style-name="P3">********</text:p>
      <text:p text:style-name="P3">*********</text:p>
      <text:p text:style-name="P3"><draw:custom-shape text:anchor-type="paragraph" draw:z-index="2" draw:name="Фигура 3" draw:style-name="gr8" draw:text-style-name="P7" svg:width="6.88cm" svg:height="0.978cm" svg:x="6.472cm" svg:y="0.309cm"><text:p text:style-name="P7"><text:s text:c="16"/>Описание переменной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3" draw:name="Фигура 4" draw:style-name="gr4" svg:width="2.341cm" svg:height="0.662cm" svg:x="13.351cm" svg:y="0.422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4" draw:name="Фигура 5" draw:style-name="gr3" draw:text-style-name="P7" svg:width="2.158cm" svg:height="1.669cm" svg:x="15.587cm" svg:y="-0.058cm"><text:p text:style-name="P7"><text:s text:c="3"/>Проверка </text:p><text:p text:style-name="P7"><text:s text:c="3"/>условия</text:p><draw:enhanced-geometry svg:viewBox="0 0 21600 21600" draw:glue-points="10800 0 0 10800 10800 21600 21600 10800" draw:type="flowchart-process" draw:enhanced-path="M 0 0 L 21600 0 21600 21600 0 21600 0 0 Z N"/></draw:custom-shape>**********</text:p>
      <text:p text:style-name="P3">***********</text:p>
      <text:p text:style-name="P3">************</text:p>
      <text:p text:style-name="P3"><draw:custom-shape text:anchor-type="paragraph" draw:z-index="5" draw:name="Фигура 6" draw:style-name="gr2" svg:width="0.835cm" svg:height="2.109cm" svg:x="16.157cm" svg:y="-0.025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text:s text:c="136"/></text:p>
      <text:p text:style-name="P3">Блок схема:</text:p>
      <text:p text:style-name="P6"><text:s text:c="3"/></text:p>
      <text:p text:style-name="P1"><draw:custom-shape text:anchor-type="paragraph" draw:z-index="6" draw:name="Фигура 7" draw:style-name="gr1" draw:text-style-name="P7" svg:width="3.297cm" svg:height="1.588cm" svg:x="14.702cm" svg:y="0.457cm"><text:p text:style-name="P7"><text:s text:c="3"/>Вывод функции </text:p><text:p text:style-name="P7"><text:s text:c="3"/>и результата</text:p><draw:enhanced-geometry svg:viewBox="0 0 21600 21600" draw:glue-points="10800 0 0 10800 10800 21600 21600 10800" draw:type="flowchart-process" draw:enhanced-path="M 0 0 L 21600 0 21600 21600 0 21600 0 0 Z N"/></draw:custom-shape><text:s text:c="6"/></text:p>
      <text:p text:style-name="P3"><text:soft-page-break/>Постановка задачи: Описать функцию AddLeftDigit(D,K), добавляющую к целому положительному числу K слева цифру D (D — входной параметр целого типа, лежащий в диапазоне 1-9, K — параметр целого типа, являющийся одновременно входным и выходным). С помощью этой функции последовательно добавить к данному числу слева данные цифры D1 и D2, ВЫВОДЯ результат каждого добавления. </text:p>
      <text:p text:style-name="P1"/>
      <text:p text:style-name="P1">Текст программы: </text:p>
      <text:p text:style-name="P1"/>
      <text:p text:style-name="P1">def AddLeftDigit(D, K):</text:p>
      <text:p text:style-name="P1"><text:s text:c="4"/># Преобразование числа K в строку, добавление цифры D слева и обратное приведение к целому типу</text:p>
      <text:p text:style-name="P1"><text:s text:c="4"/><text:span text:style-name="T1">K = int(str(D) + str(K))</text:span></text:p>
      <text:p text:style-name="P1"><text:span text:style-name="T1"><text:s text:c="4"/></text:span>return K</text:p>
      <text:p text:style-name="P1"/>
      <text:p text:style-name="P1"/>
      <text:p text:style-name="P1">while True:</text:p>
      <text:p text:style-name="P1"><text:s text:c="4"/>try:</text:p>
      <text:p text:style-name="P1"><text:s text:c="8"/>K = int(input("Введите положительное целое число K: "))</text:p>
      <text:p text:style-name="P1"><text:s text:c="8"/>D1 = int(input("Введите первую цифру D1 (от 1 до 9): "))</text:p>
      <text:p text:style-name="P1"><text:s text:c="8"/>D2 = int(input("Введите вторую цифру D2 (от 1 до 9): "))</text:p>
      <text:p text:style-name="P1"><text:s text:c="8"/></text:p>
      <text:p text:style-name="P1"><text:s text:c="8"/>if K &lt; 0 or D1 &lt; 0 or D2 &lt; 0:</text:p>
      <text:p text:style-name="P1"><text:s text:c="12"/>print("Числа не могут быть отрицательными!")</text:p>
      <text:p text:style-name="P1"><text:s text:c="12"/><text:span text:style-name="T1">continue</text:span></text:p>
      <text:p text:style-name="P2"><text:s text:c="8"/>if D1 &gt; 9 or D2 &gt; 9 or D1 &lt; 1 or D2 &lt; 1:</text:p>
      <text:p text:style-name="P1"><text:span text:style-name="T1"><text:s text:c="12"/></text:span>print("Цифры D1 и D2 должны быть в диапазоне между 1 и 9!")</text:p>
      <text:p text:style-name="P1"><text:s text:c="12"/><text:span text:style-name="T1">continue</text:span></text:p>
      <text:p text:style-name="P2"><text:s text:c="8"/>break</text:p>
      <text:p text:style-name="P2"><text:s text:c="4"/>except ValueError:</text:p>
      <text:p text:style-name="P1"><text:span text:style-name="T1"><text:s text:c="8"/>print("</text:span>Ошибка<text:span text:style-name="T1"> </text:span>при<text:span text:style-name="T1"> </text:span>вводе<text:span text:style-name="T1"> </text:span>данных<text:span text:style-name="T1">!")</text:span></text:p>
      <text:p text:style-name="P2"><text:s text:c="8"/></text:p>
      <text:p text:style-name="P2">K = AddLeftDigit(D1, K)</text:p>
      <text:p text:style-name="P1"><text:span text:style-name="T1">print(f"</text:span>После<text:span text:style-name="T1"> </text:span>добавления<text:span text:style-name="T1"> </text:span>цифры<text:span text:style-name="T1"> {D1}: {K}")</text:span></text:p>
      <text:p text:style-name="P2"><text:s text:c="4"/></text:p>
      <text:p text:style-name="P1">K = AddLeftDigit(D2, K)</text:p>
      <text:p text:style-name="P1">print(f"После добавления цифры {D2}: {K}")</text:p>
      <text:p text:style-name="P1"/>
      <text:p text:style-name="P1">Протокол<text:span text:style-name="T1"> </text:span>работы<text:span text:style-name="T1"> </text:span>программы<text:span text:style-name="T1">:</text:span></text:p>
      <text:p text:style-name="P1"/>
      <text:p text:style-name="P1">Введите положительное целое число K: 7</text:p>
      <text:p text:style-name="P1">Введите первую цифру D1 (от 1 до 9): 3</text:p>
      <text:p text:style-name="P1">Введите вторую цифру D2 (от 1 до 9): 6</text:p>
      <text:p text:style-name="P1">После добавления цифры 3: 37</text:p>
      <text:p text:style-name="P1">После добавления цифры 6: 637</text:p>
      <text:p text:style-name="P1"/>
      <text:p text:style-name="P3">Блок схема:</text:p>
      <text:p text:style-name="P3"/>
      <text:p text:style-name="P3"><draw:custom-shape text:anchor-type="paragraph" draw:z-index="7" draw:name="Фигура 8" draw:style-name="gr7" draw:text-style-name="P7" svg:width="6.861cm" svg:height="0.946cm" svg:x="1.526cm" svg:y="-1.401cm"><text:p text:style-name="P7"><text:s text:c="20"/>Описание функции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8" draw:name="Фигура 9" draw:style-name="gr6" svg:width="0.773cm" svg:height="1.731cm" svg:x="4.598cm" svg:y="-0.455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text:soft-page-break/></text:p>
      <text:p text:style-name="P4"><draw:custom-shape text:anchor-type="paragraph" draw:z-index="9" draw:name="Фигура 10" draw:style-name="gr5" draw:text-style-name="P7" svg:width="7.266cm" svg:height="0.978cm" svg:x="1.526cm" svg:y="0.736cm"><text:p text:style-name="P7"><text:s text:c="19"/>Описание переменных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10" draw:name="Фигура 11" draw:style-name="gr4" svg:width="2.341cm" svg:height="0.662cm" svg:x="8.791cm" svg:y="0.931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11" draw:name="Фигура 12" draw:style-name="gr3" draw:text-style-name="P7" svg:width="2.158cm" svg:height="1.669cm" svg:x="11.171cm" svg:y="0.429cm"><text:p text:style-name="P7"><text:s text:c="3"/>Проверка </text:p><text:p text:style-name="P7"><text:s text:c="3"/>условия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12" draw:name="Фигура 13" draw:style-name="gr2" svg:width="0.835cm" svg:height="2.109cm" svg:x="11.772cm" svg:y="2.097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text:s text:c="20"/></text:p>
      <text:p text:style-name="P4"/>
      <text:p text:style-name="P4"/>
      <text:p text:style-name="P4"/>
      <text:p text:style-name="P4"/>
      <text:p text:style-name="P4"/>
      <text:p text:style-name="P4"/>
      <text:p text:style-name="P4"><draw:custom-shape text:anchor-type="paragraph" draw:z-index="13" draw:name="Фигура 14" draw:style-name="gr1" draw:text-style-name="P7" svg:width="3.297cm" svg:height="1.588cm" svg:x="10.638cm" svg:y="0.432cm"><text:p text:style-name="P7"><text:s text:c="3"/>Вывод функции </text:p><text:p text:style-name="P7"><text:s text:c="3"/>и результата</text:p><draw:enhanced-geometry svg:viewBox="0 0 21600 21600" draw:glue-points="10800 0 0 10800 10800 21600 21600 10800" draw:type="flowchart-process" draw:enhanced-path="M 0 0 L 21600 0 21600 21600 0 21600 0 0 Z N"/></draw:custom-shape></text:p>
      <text:p text:style-name="P4"/>
      <text:p text:style-name="P4"><text:s text:c="141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" style:font-family-complex="'Droid Sans Devanagari'" style:font-family-generic-complex="swiss" style:language-complex="zxx" style:country-complex="none"/>
    </style:style>
    <style:style style:name="Default_20_Paragraph_20_Font" style:display-name="Default Paragraph Font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tudent</meta:initial-creator>
    <meta:editing-cycles>5</meta:editing-cycles>
    <meta:creation-date>2024-11-30T12:00:00</meta:creation-date>
    <dc:date>2024-11-30T17:24:06.760298816</dc:date>
    <meta:editing-duration>PT1H8M33S</meta:editing-duration>
    <meta:generator>LibreOffice/7.3.7.2$Linux_X86_64 LibreOffice_project/30$Build-2</meta:generator>
    <meta:document-statistic meta:table-count="0" meta:image-count="0" meta:object-count="0" meta:page-count="3" meta:paragraph-count="73" meta:word-count="349" meta:character-count="2830" meta:non-whitespace-character-count="1871"/>
    <meta:user-defined meta:name="AppVersion">12.0000</meta:user-defined>
    <meta:template xlink:type="simple" xlink:actuate="onRequest" xlink:title="Normal.dotm" xlink:href=""/>
  </office:meta>
</office:document-meta>
</file>